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e95a" officeooo:paragraph-rsid="001de9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ple text documen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5T23:49:35.529000000</meta:creation-date>
    <dc:date>2024-08-25T23:50:30.624000000</dc:date>
    <meta:editing-duration>PT55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  <meta:generator>LibreOffice/24.2.4.2$Windows_X86_64 LibreOffice_project/51a6219feb6075d9a4c46691dcfe0cd9c4fff3c2</meta:generator>
  </office:meta>
</office:document-meta>
</file>